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887cm"/>
    </style:style>
    <style:style style:name="Tabla2.B" style:family="table-column">
      <style:table-column-properties style:column-width="16.702cm"/>
    </style:style>
    <style:style style:name="Tabla2.A1"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1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1"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2"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3"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4" style:family="paragraph" style:parent-style-name="Table_20_Contents">
      <style:paragraph-properties style:line-height-at-least="0.37cm"/>
      <style:text-properties style:font-name="sans-serif" fo:font-size="9pt"/>
    </style:style>
    <style:style style:name="P15" style:family="paragraph" style:parent-style-name="Table_20_Contents">
      <style:paragraph-properties fo:margin-top="0cm" fo:margin-bottom="0.499cm" loext:contextual-spacing="false" style:line-height-at-least="0.37cm"/>
      <style:text-properties style:font-name="sans-serif" fo:font-size="9pt"/>
    </style:style>
    <style:style style:name="P16"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8"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9" style:family="paragraph" style:parent-style-name="Standard">
      <style:text-properties officeooo:rsid="00059d20" officeooo:paragraph-rsid="00059d20"/>
    </style:style>
    <style:style style:name="P20"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21"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22"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7" style:family="text">
      <style:text-properties style:font-name="sans-serif" fo:font-size="9pt"/>
    </style:style>
    <style:style style:name="T8" style:family="text">
      <style:text-properties fo:color="#333333" style:font-name="monospace" fo:font-size="9pt" fo:background-color="#eeeeee" loext:char-shading-value="0" loext:padding="0.049cm" loext:border="0.06pt solid #f5f5f5"/>
    </style:style>
    <style:style style:name="T9"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1"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10"><text:span text:style-name="Source_20_Text"><text:span text:style-name="T1">$ git add LICENSE</text:span></text:span></text:p>
      <text:p text:style-name="P10"><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2"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3"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2"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Untracked files:</text:span></text:span></text:p>
      <text:p text:style-name="P10"><text:span text:style-name="Source_20_Text"><text:span text:style-name="T3"><text:s text:c="2"/></text:span></text:span><text:span text:style-name="Source_20_Text"><text:span text:style-name="T1">(use "git add &lt;file&gt;..." to include in what will be committed)</text:span></text:span></text:p>
      <text:p text:style-name="P10"/>
      <text:p text:style-name="P10"><text:span text:style-name="Source_20_Text"><text:span text:style-name="T3"><text:s text:c="4"/></text:span></text:span><text:span text:style-name="Source_20_Text"><text:span text:style-name="T1">README</text:span></text:span></text:p>
      <text:p text:style-name="P10"/>
      <text:p text:style-name="P10"><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2"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2"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oft-page-break/><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10"><text:span text:style-name="Source_20_Text"><text:span text:style-name="T1">$ git status</text:span></text:span></text:p>
      <text:p text:style-name="P10"><text:soft-page-break/><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
      <text:h text:style-name="P12" text:outline-level="3"><text:bookmark text:name="_estatus_abreviado"/><text:soft-page-break/>Estatus Abreviado</text:h>
      <text:p text:style-name="P4"><text:span text:style-name="T4">Si bien es cierto que la salida de </text:span><text:span text:style-name="Source_20_Text"><text:span text:style-name="T2">git status</text:span></text:span><text:span text:style-name="T4">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4"> o </text:span><text:span text:style-name="Source_20_Text"><text:span text:style-name="T2">git status --short</text:span></text:span><text:span text:style-name="T4"> obtendrás una salida mucho más simplificada.</text:span></text:p>
      <text:p text:style-name="P7"><text:span text:style-name="Source_20_Text"><text:span text:style-name="T1">$ git status -s</text:span></text:span></text:p>
      <text:p text:style-name="P10"><text:span text:style-name="Source_20_Text"><text:span text:style-name="T3"><text:s/></text:span></text:span><text:span text:style-name="Source_20_Text"><text:span text:style-name="T1">M README</text:span></text:span></text:p>
      <text:p text:style-name="P10"><text:span text:style-name="Source_20_Text"><text:span text:style-name="T1">MM Rakefile</text:span></text:span></text:p>
      <text:p text:style-name="P10"><text:span text:style-name="Source_20_Text"><text:span text:style-name="T1">A <text:s/>lib/git.rb</text:span></text:span></text:p>
      <text:p text:style-name="P10"><text:span text:style-name="Source_20_Text"><text:span text:style-name="T1">M <text:s/>lib/simplegit.rb</text:span></text:span></text:p>
      <text:p text:style-name="P10"><text:span text:style-name="Source_20_Text"><text:span text:style-name="T1">?? LICENSE.txt</text:span></text:span></text:p>
      <text:p text:style-name="P4"><text:span text:style-name="T4">Los archivos nuevos que no están rastreados tienen un </text:span><text:span text:style-name="Source_20_Text"><text:span text:style-name="T2">??</text:span></text:span><text:span text:style-name="T4"> a su lado, los archivos que están preparados tienen una </text:span><text:span text:style-name="Source_20_Text"><text:span text:style-name="T2">A</text:span></text:span><text:span text:style-name="T4"> y los modificados una </text:span><text:span text:style-name="Source_20_Text"><text:span text:style-name="T2">M</text:span></text:span><text:span text:style-name="T4">.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4"> está modificado en el directorio de trabajo pero no está preparado, mientras que </text:span><text:span text:style-name="Source_20_Text"><text:span text:style-name="T2">lib/simplegit.rb</text:span></text:span><text:span text:style-name="T4"> está modificado y preparado. El archivo </text:span><text:span text:style-name="Source_20_Text"><text:span text:style-name="T2">Rakefile</text:span></text:span><text:span text:style-name="T4"> fue modificado, preparado y modificado otra vez por lo que existen cambios preparados y sin preparar.</text:span></text:p>
      <text:p text:style-name="P1"/>
      <text:p text:style-name="P1"/>
      <text:h text:style-name="P12" text:outline-level="3"><text:bookmark text:name="r_ignoring"/>Ignorar Archivos</text:h>
      <text:p text:style-name="P4"><text:span text:style-name="T4">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4"> que liste patrones a considerar. Este es un ejemplo de un archivo </text:span><text:span text:style-name="Source_20_Text"><text:span text:style-name="T2">.gitignore</text:span></text:span><text:span text:style-name="T4">:</text:span></text:p>
      <text:p text:style-name="P7"><text:span text:style-name="Source_20_Text"><text:span text:style-name="T1">$ cat .gitignore</text:span></text:span></text:p>
      <text:p text:style-name="P10"><text:span text:style-name="Source_20_Text"><text:span text:style-name="T1">*.[oa]</text:span></text:span></text:p>
      <text:p text:style-name="P10"><text:span text:style-name="Source_20_Text"><text:span text:style-name="T1">*~</text:span></text:span></text:p>
      <text:p text:style-name="P4"><text:span text:style-name="T4">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4">),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4"> antes de comenzar a trabajar es generalmente una buena idea pues así evitas confirmar accidentalmente archivos que en realidad no quieres incluir en tu repositorio Git.</text:span></text:p>
      <text:p text:style-name="P4"><text:soft-page-break/><text:span text:style-name="T4">Las reglas sobre los patrones que puedes incluir en el archivo </text:span><text:span text:style-name="Source_20_Text"><text:span text:style-name="T2">.gitignore</text:span></text:span><text:span text:style-name="T4"> son las siguientes:</text:span></text:p>
      <text:list xml:id="list820482109" text:style-name="L1">
        <text:list-item>
          <text:p text:style-name="P20"><text:span text:style-name="T4">Ignorar las líneas en blanco y aquellas que comiencen con </text:span><text:span text:style-name="Source_20_Text"><text:span text:style-name="T2">#</text:span></text:span><text:span text:style-name="T4">.</text:span></text:p>
        </text:list-item>
        <text:list-item>
          <text:p text:style-name="P21">Aceptar patrones glob estándar.</text:p>
        </text:list-item>
        <text:list-item>
          <text:p text:style-name="P20"><text:span text:style-name="T4">Los patrones pueden terminar en barra (</text:span><text:span text:style-name="Source_20_Text"><text:span text:style-name="T2">/</text:span></text:span><text:span text:style-name="T4">) para especificar un directorio.</text:span></text:p>
        </text:list-item>
        <text:list-item>
          <text:p text:style-name="P20"><text:span text:style-name="T4">Los patrones pueden negarse si se añade al principio el signo de exclamación (</text:span><text:span text:style-name="Source_20_Text"><text:span text:style-name="T2">!</text:span></text:span><text:span text:style-name="T4">).</text:span></text:p>
        </text:list-item>
      </text:list>
      <text:p text:style-name="P4"><text:span text:style-name="T4">Los patrones glob son una especia de expresión regular simplificada usada por los terminales. Un asterisco (</text:span><text:span text:style-name="Source_20_Text"><text:span text:style-name="T2">*</text:span></text:span><text:span text:style-name="T4">) corresponde a cero o más caracteres; </text:span><text:span text:style-name="Source_20_Text"><text:span text:style-name="T2">[abc]</text:span></text:span><text:span text:style-name="T4"> corresponde a cualquier carácter dentro de los corchetes (en este caso a, b o c); el signo de interrogación (</text:span><text:span text:style-name="Source_20_Text"><text:span text:style-name="T2">?</text:span></text:span><text:span text:style-name="T4">) corresponde a un carácter cualquier; y los corchetes sobre caracteres separados por un guión (</text:span><text:span text:style-name="Source_20_Text"><text:span text:style-name="T2">[0-9]</text:span></text:span><text:span text:style-name="T4">) corresponde a cualquier carácter entre ellos (en este caso del 0 al 9). También puedes usar dos asteriscos para indicar directorios anidados; </text:span><text:span text:style-name="Source_20_Text"><text:span text:style-name="T2">a/**/z</text:span></text:span><text:span text:style-name="T4"> coincide con </text:span><text:span text:style-name="Source_20_Text"><text:span text:style-name="T2">a/z</text:span></text:span><text:span text:style-name="T4">, </text:span><text:span text:style-name="Source_20_Text"><text:span text:style-name="T2">a/b/z</text:span></text:span><text:span text:style-name="T4">, </text:span><text:span text:style-name="Source_20_Text"><text:span text:style-name="T2">a/b/c/z</text:span></text:span><text:span text:style-name="T4">, etc.</text:span></text:p>
      <text:p text:style-name="P4"><text:span text:style-name="T4">Aquí puedes ver otro ejemplo de un archivo </text:span><text:span text:style-name="Source_20_Text"><text:span text:style-name="T2">.gitignore</text:span></text:span><text:span text:style-name="T4">:</text:span></text:p>
      <text:p text:style-name="P7"><text:span text:style-name="Source_20_Text"><text:span text:style-name="T1"># ignora los archivos terminados en .a</text:span></text:span></text:p>
      <text:p text:style-name="P10"><text:span text:style-name="Source_20_Text"><text:span text:style-name="T1">*.a</text:span></text:span></text:p>
      <text:p text:style-name="P10"/>
      <text:p text:style-name="P10"><text:span text:style-name="Source_20_Text"><text:span text:style-name="T1"># pero no lib.a, aun cuando había ignorado los archivos terminados en .a en la linea anterior</text:span></text:span></text:p>
      <text:p text:style-name="P10"><text:span text:style-name="Source_20_Text"><text:span text:style-name="T1">!lib.a</text:span></text:span></text:p>
      <text:p text:style-name="P10"/>
      <text:p text:style-name="P10"><text:span text:style-name="Source_20_Text"><text:span text:style-name="T1"># ignora unicamente el archivo TODO de la raiz, no subdir/TODO</text:span></text:span></text:p>
      <text:p text:style-name="P10"><text:span text:style-name="Source_20_Text"><text:span text:style-name="T1">/TODO</text:span></text:span></text:p>
      <text:p text:style-name="P10"/>
      <text:p text:style-name="P10"><text:span text:style-name="Source_20_Text"><text:span text:style-name="T1"># ignora todos los archivos del directorio build/</text:span></text:span></text:p>
      <text:p text:style-name="P10"><text:span text:style-name="Source_20_Text"><text:span text:style-name="T1">build/</text:span></text:span></text:p>
      <text:p text:style-name="P10"/>
      <text:p text:style-name="P10"><text:span text:style-name="Source_20_Text"><text:span text:style-name="T1"># ignora doc/notes.txt, pero este no doc/server/arch.txt</text:span></text:span></text:p>
      <text:p text:style-name="P10"><text:span text:style-name="Source_20_Text"><text:span text:style-name="T1">doc/*.txt</text:span></text:span></text:p>
      <text:p text:style-name="P10"><text:soft-page-break/></text:p>
      <text:p text:style-name="P10"><text:span text:style-name="Source_20_Text"><text:span text:style-name="T1"># ignora todos los archivos .txt el directorio doc/</text:span></text:span></text:p>
      <text:p text:style-name="P10"><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14">Tip</text:p>
          </table:table-cell>
          <table:table-cell table:style-name="Tabla1.A1" office:value-type="string">
            <text:p text:style-name="P9"><text:span text:style-name="T7">GitHub mantiene una extensa lista de archivos </text:span><text:span text:style-name="Source_20_Text"><text:span text:style-name="T8">.gitignore</text:span></text:span><text:span text:style-name="T7"> adecuados a docenas de proyectos y lenguajes en </text:span><text:a xlink:type="simple" xlink:href="https://github.com/github/gitignore" text:style-name="Internet_20_link" text:visited-style-name="Visited_20_Internet_20_Link"><text:span text:style-name="T9">https://github.com/github/gitignore</text:span></text:a><text:span text:style-name="T7"> en caso de que quieras tener un punto de partida para tu proyecto.</text:span></text:p>
          </table:table-cell>
        </table:table-row>
      </table:table>
      <text:p text:style-name="P1"/>
      <text:p text:style-name="P1"/>
      <text:h text:style-name="P12" text:outline-level="3"><text:bookmark text:name="r_git_diff_staged"/>Ver los Cambios Preparados y No Preparados</text:h>
      <text:p text:style-name="P4"><text:span text:style-name="T4">Si el comando </text:span><text:span text:style-name="Source_20_Text"><text:span text:style-name="T2">git status</text:span></text:span><text:span text:style-name="T4"> es muy impreciso para ti - quieres ver exactamente que ha cambiado, no solo cuáles archivos lo han hecho - puedes usar el comando </text:span><text:span text:style-name="Source_20_Text"><text:span text:style-name="T2">git diff</text:span></text:span><text:span text:style-name="T4">. Hablaremos sobre </text:span><text:span text:style-name="Source_20_Text"><text:span text:style-name="T2">git diff</text:span></text:span><text:span text:style-name="T4">más adelante, pero lo usarás probablemente para responder estas dos preguntas: ¿Qué has cambiado pero aun no has preparado? y ¿Qué has preparado y está listo para confirmar? A pesar de que </text:span><text:span text:style-name="Source_20_Text"><text:span text:style-name="T2">git status</text:span></text:span><text:span text:style-name="T4"> responde a estas preguntas de forma muy general listando el nombre de los archivos, </text:span><text:span text:style-name="Source_20_Text"><text:span text:style-name="T2">git diff</text:span></text:span><text:span text:style-name="T4">te muestra las líneas exactas que fueron añadidas y eliminadas, es decir, el parche.</text:span></text:p>
      <text:p text:style-name="P4"><text:span text:style-name="T4">Supongamos que editas y preparas el archivo </text:span><text:span text:style-name="Source_20_Text"><text:span text:style-name="T2">README</text:span></text:span><text:span text:style-name="T4"> de nuevo y luego editas </text:span><text:span text:style-name="Source_20_Text"><text:span text:style-name="T2">CONTRIBUTING.md</text:span></text:span><text:span text:style-name="T4"> pero no lo preparas. Si ejecutas el comando </text:span><text:span text:style-name="Source_20_Text"><text:span text:style-name="T2">git status</text:span></text:span><text:span text:style-name="T4">, verás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ara ver qué has cambiado pero aun no has preparado, escribe </text:span><text:span text:style-name="Source_20_Text"><text:span text:style-name="T2">git diff</text:span></text:span><text:span text:style-name="T4"> sin más parámetros:</text:span></text:p>
      <text:p text:style-name="P7"><text:soft-page-break/><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ext:p text:style-name="P3">Este comando compara lo que tienes en tu directorio de trabajo con lo que está en el área de preparación. El resultado te indica los cambios que has hecho pero que aun no has preparado.</text:p>
      <text:p text:style-name="P4"><text:span text:style-name="T4">Si quieres ver lo que has preparado y será incluido en la próxima confirmación, puedes usar </text:span><text:span text:style-name="Source_20_Text"><text:span text:style-name="T2">git diff --staged</text:span></text:span><text:span text:style-name="T4">. Este comando compara tus cambios preparados con la última instantánea confirmada.</text:span></text:p>
      <text:p text:style-name="P7"><text:span text:style-name="Source_20_Text"><text:span text:style-name="T1">$ git diff --staged</text:span></text:span></text:p>
      <text:p text:style-name="P10"><text:span text:style-name="Source_20_Text"><text:span text:style-name="T1">diff --git a/README b/README</text:span></text:span></text:p>
      <text:p text:style-name="P10"><text:span text:style-name="Source_20_Text"><text:span text:style-name="T1">new file mode 100644</text:span></text:span></text:p>
      <text:p text:style-name="P10"><text:span text:style-name="Source_20_Text"><text:span text:style-name="T1">index 0000000..03902a1</text:span></text:span></text:p>
      <text:p text:style-name="P10"><text:span text:style-name="Source_20_Text"><text:span text:style-name="T1">--- /dev/null</text:span></text:span></text:p>
      <text:p text:style-name="P10"><text:span text:style-name="Source_20_Text"><text:span text:style-name="T1">+++ b/README</text:span></text:span></text:p>
      <text:p text:style-name="P10"><text:soft-page-break/><text:span text:style-name="Source_20_Text"><text:span text:style-name="T1">@@ -0,0 +1 @@</text:span></text:span></text:p>
      <text:p text:style-name="P10"><text:span text:style-name="Source_20_Text"><text:span text:style-name="T1">+My Project</text:span></text:span></text:p>
      <text:p text:style-name="P4"><text:span text:style-name="T4">Es importante resaltar que al llamar a </text:span><text:span text:style-name="Source_20_Text"><text:span text:style-name="T2">git diff</text:span></text:span><text:span text:style-name="T4"> sin parámetros no verás los cambios desde tu última confirmación - solo verás los cambios que aun no están preparados. Esto puede ser confuso porque si preparas todos tus cambios, </text:span><text:span text:style-name="Source_20_Text"><text:span text:style-name="T2">git diff</text:span></text:span><text:span text:style-name="T4"> no te devolverá ninguna salida.</text:span></text:p>
      <text:p text:style-name="P4"><text:span text:style-name="T4">Pasemos a otro ejemplo, si preparas el archivo </text:span><text:span text:style-name="Source_20_Text"><text:span text:style-name="T2">CONTRIBUTING.md</text:span></text:span><text:span text:style-name="T4"> y luego lo editas, puedes usar </text:span><text:span text:style-name="Source_20_Text"><text:span text:style-name="T2">git diff</text:span></text:span><text:span text:style-name="T4"> para ver los cambios en el archivo que están preparados y los cambios que no lo están. Si nuestro ambiente es como este:</text:span></text:p>
      <text:p text:style-name="P7"><text:span text:style-name="Source_20_Text"><text:span text:style-name="T1">$ git add CONTRIBUTING.md</text:span></text:span></text:p>
      <text:p text:style-name="P10"><text:span text:style-name="Source_20_Text"><text:span text:style-name="T1">$ echo 'test line' &gt;&gt;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uedes usar </text:span><text:span text:style-name="Source_20_Text"><text:span text:style-name="T2">git diff</text:span></text:span><text:span text:style-name="T4"> para ver qué está sin preparar</text:span></text:p>
      <text:p text:style-name="P7"><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643e24f..87f08c8 100644</text:span></text:span></text:p>
      <text:p text:style-name="P10"><text:soft-page-break/><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119,3 +119,4 @@ at the</text:span></text:span></text:p>
      <text:p text:style-name="P10"><text:span text:style-name="Source_20_Text"><text:span text:style-name="T3"><text:s/></text:span></text:span><text:span text:style-name="Source_20_Text"><text:span text:style-name="T1">## Starter Projects</text:span></text:span></text:p>
      <text:p text:style-name="P10"/>
      <text:p text:style-name="P10"><text:span text:style-name="Source_20_Text"><text:span text:style-name="T3"><text:s/></text:span></text:span><text:span text:style-name="Source_20_Text"><text:span text:style-name="T1">See our [projects list](https://github.com/libgit2/libgit2/blob/development/PROJECTS.md).</text:span></text:span></text:p>
      <text:p text:style-name="P10"><text:span text:style-name="Source_20_Text"><text:span text:style-name="T1">+# test line</text:span></text:span></text:p>
      <text:p text:style-name="P4"><text:span text:style-name="T4">y </text:span><text:span text:style-name="Source_20_Text"><text:span text:style-name="T2">git diff --cached</text:span></text:span><text:span text:style-name="T4"> para ver que has preparado hasta ahora (--staged y --cached son sinónimos):</text:span></text:p>
      <text:p text:style-name="P7"><text:span text:style-name="Source_20_Text"><text:span text:style-name="T1">$ git diff --cached</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able:table table:name="Tabla2" table:style-name="Tabla2">
        <table:table-column table:style-name="Tabla2.A"/>
        <table:table-column table:style-name="Tabla2.B"/>
        <table:table-row>
          <table:table-cell table:style-name="Tabla2.A1" office:value-type="string">
            <text:p text:style-name="P14">Note</text:p>
          </table:table-cell>
          <table:table-cell table:style-name="Tabla2.A1" office:value-type="string">
            <text:p text:style-name="P15">Git Diff como Herramienta Externa<text:soft-page-break/></text:p>
            <text:p text:style-name="P9"><text:span text:style-name="T7">A lo largo del libro, continuaremos usando el comando </text:span><text:span text:style-name="Source_20_Text"><text:span text:style-name="T8">git diff</text:span></text:span><text:span text:style-name="T7"> de distintas maneras. Existe otra forma de ver estas diferencias si prefieres utilizar una interfaz gráfica u otro programa externo. Si ejecutas </text:span><text:span text:style-name="Source_20_Text"><text:span text:style-name="T8">git difftool</text:span></text:span><text:span text:style-name="T7"> en vez de </text:span><text:span text:style-name="Source_20_Text"><text:span text:style-name="T8">git diff</text:span></text:span><text:span text:style-name="T7">, podrás ver los cambios con programas de este tipo como Araxis, emerge, vimdiff y más. Ejecuta </text:span><text:span text:style-name="Source_20_Text"><text:span text:style-name="T8">git difftool --tool-help</text:span></text:span><text:span text:style-name="T7"> para ver qué tienes disponible en tu sistema.</text:span></text:p>
          </table:table-cell>
        </table:table-row>
      </table:table>
      <text:p text:style-name="P1"/>
      <text:p text:style-name="P1"/>
      <text:h text:style-name="P12" text:outline-level="3"><text:bookmark text:name="r_committing_changes"/>Confirmar tus Cambios</text:h>
      <text:p text:style-name="P4"><text:span text:style-name="T4">Ahora que tu área de preparación está como quieres, puedes confirmar tus cambios. Recuerda que cualquier cosa que no esté preparada - cualquier archivo que hayas creado o modificado y que no hayas agregado con </text:span><text:span text:style-name="Source_20_Text"><text:span text:style-name="T2">git add</text:span></text:span><text:span text:style-name="T4"> desde su edición - no será confirmado. Se mantendrán como archivos modificados en tu disco. En este caso, digamos que la última vez que ejecutaste </text:span><text:span text:style-name="Source_20_Text"><text:span text:style-name="T2">git status</text:span></text:span><text:span text:style-name="T4"> verificaste que todo estaba preparado y que estás listos para confirmar tus cambios. La forma más sencilla de confirmar es escribiendo </text:span><text:span text:style-name="Source_20_Text"><text:span text:style-name="T2">git commit</text:span></text:span><text:span text:style-name="T4">:</text:span></text:p>
      <text:p text:style-name="P7"><text:span text:style-name="Source_20_Text"><text:span text:style-name="T1">$ git commit</text:span></text:span></text:p>
      <text:p text:style-name="P4"><text:span text:style-name="T4">Al hacerlo, arrancará el editor de tu preferencia. (El editor se establece a través de la variable de ambiente </text:span><text:span text:style-name="Source_20_Text"><text:span text:style-name="T2">$EDITOR</text:span></text:span><text:span text:style-name="T4"> de tu terminal - usualmente es vim o emacs, aunque puedes configurarlo con el editor que quieras usando el comando </text:span><text:span text:style-name="Source_20_Text"><text:span text:style-name="T2">git config --global core.editor</text:span></text:span><text:span text:style-name="T4"> tal como viste en </text:span><text:a xlink:type="simple" xlink:href="https://git-scm.com/book/es/v2/ch00/ch01-introduction" text:style-name="Internet_20_link" text:visited-style-name="Visited_20_Internet_20_Link"><text:span text:style-name="T6">Inicio - Sobre el Control de Versiones</text:span></text:a><text:span text:style-name="T4">).</text:span></text:p>
      <text:p text:style-name="P3">El editor mostrará el siguiente texto (este ejemplo corresponde a una pantalla de Vim):</text:p>
      <text:p text:style-name="P7"><text:span text:style-name="Source_20_Text"><text:span text:style-name="T1"># Please enter the commit message for your changes. Lines starting</text:span></text:span></text:p>
      <text:p text:style-name="P10"><text:span text:style-name="Source_20_Text"><text:span text:style-name="T1"># with '#' will be ignored, and an empty message aborts the commit.</text:span></text:span></text:p>
      <text:p text:style-name="P10"><text:span text:style-name="Source_20_Text"><text:span text:style-name="T1"># On branch master</text:span></text:span></text:p>
      <text:p text:style-name="P10"><text:span text:style-name="Source_20_Text"><text:span text:style-name="T1"># Changes to be committed:</text:span></text:span></text:p>
      <text:p text:style-name="P10"><text:span text:style-name="Source_20_Text"><text:span text:style-name="T1"># <text:s text:c="6"/>new file: <text:s text:c="2"/>README</text:span></text:span></text:p>
      <text:p text:style-name="P10"><text:span text:style-name="Source_20_Text"><text:span text:style-name="T1"># <text:s text:c="6"/>modified: <text:s text:c="2"/>CONTRIBUTING.md</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text:span></text:span></text:p>
      <text:p text:style-name="P10"><text:span text:style-name="Source_20_Text"><text:span text:style-name="T1">".git/COMMIT_EDITMSG" 9L, 283C</text:span></text:span></text:p>
      <text:p text:style-name="P4"><text:soft-page-break/><text:span text:style-name="T4">Puedes ver que el mensaje de confirmación por defecto contiene la última salida del comando </text:span><text:span text:style-name="Source_20_Text"><text:span text:style-name="T2">git status</text:span></text:span><text:span text:style-name="T4"> comentada y una línea vacía encima de ella. Puedes eliminar estos comentarios y escribir tu mensaje de confirmación, o puedes dejarlos allí para ayudarte a recordar qué estás confirmando. (Para obtener una forma más explícita de recordar qué has modificado, puedes pasar la opción </text:span><text:span text:style-name="Source_20_Text"><text:span text:style-name="T2">-v</text:span></text:span><text:span text:style-name="T4"> a </text:span><text:span text:style-name="Source_20_Text"><text:span text:style-name="T2">git commit</text:span></text:span><text:span text:style-name="T4">. Al hacerlo se incluirá en el editor el diff de tus cambios para que veas exactamente qué cambios estás confirmando.) Cuando sales del editor, Git crea tu confirmación con tu mensaje (eliminando el texto comentado y el diff).</text:span></text:p>
      <text:p text:style-name="P4"><text:span text:style-name="T4">Otra alternativa es escribir el mensaje de confirmación directamente en el comando </text:span><text:span text:style-name="Source_20_Text"><text:span text:style-name="T2">commit</text:span></text:span><text:span text:style-name="T4"> utilizando la opción -m:</text:span></text:p>
      <text:p text:style-name="P7"><text:span text:style-name="Source_20_Text"><text:span text:style-name="T1">$ git commit -m "Story 182: Fix benchmarks for speed"</text:span></text:span></text:p>
      <text:p text:style-name="P10"><text:span text:style-name="Source_20_Text"><text:span text:style-name="T1">[master 463dc4f] Story 182: Fix benchmarks for speed</text:span></text:span></text:p>
      <text:p text:style-name="P10"><text:span text:style-name="Source_20_Text"><text:span text:style-name="T3"><text:s/></text:span></text:span><text:span text:style-name="Source_20_Text"><text:span text:style-name="T1">2 files changed, 2 insertions(+)</text:span></text:span></text:p>
      <text:p text:style-name="P10"><text:span text:style-name="Source_20_Text"><text:span text:style-name="T3"><text:s/></text:span></text:span><text:span text:style-name="Source_20_Text"><text:span text:style-name="T1">create mode 100644 README</text:span></text:span></text:p>
      <text:p text:style-name="P4"><text:span text:style-name="T4">¡Has creado tu primera confirmación (o </text:span><text:span text:style-name="Emphasis"><text:span text:style-name="T5">commit</text:span></text:span><text:span text:style-name="T4">)! Puedes ver que la confirmación te devuelve una salida descriptiva: indica cuál rama has confirmado (</text:span><text:span text:style-name="Source_20_Text"><text:span text:style-name="T2">master</text:span></text:span><text:span text:style-name="T4">), que </text:span><text:span text:style-name="Emphasis"><text:span text:style-name="T5">checksum</text:span></text:span><text:span text:style-name="T4"> SHA-1 tiene el </text:span><text:span text:style-name="Emphasis"><text:span text:style-name="T5">commit</text:span></text:span><text:span text:style-name="T4"> (</text:span><text:span text:style-name="Source_20_Text"><text:span text:style-name="T2">463dc4f</text:span></text:span><text:span text:style-name="T4">), cuántos archivos han cambiado y estadísticas sobre las líneas añadidas y eliminadas en el </text:span><text:span text:style-name="Emphasis"><text:span text:style-name="T5">commit</text:span></text:span><text:span text:style-name="T4">.</text:span></text:p>
      <text:p text:style-name="P5"><text:span text:style-name="T4">Recuerda que la confirmación guarda una instantánea de tu área de preparación. Todo lo que no hayas preparado sigue allí modificado; puedes hacer una nueva confirmación para añadirlo a tu historial. Cada vez que realizas un </text:span><text:span text:style-name="Emphasis"><text:span text:style-name="T5">commit</text:span></text:span><text:span text:style-name="T4">, guardas una instantánea de tu proyecto la cual puedes usar para comparar o volver a ella luego.</text:span></text:p>
      <text:p text:style-name="P1"/>
      <text:h text:style-name="P12" text:outline-level="3"><text:bookmark text:name="_saltar_el_área_de_preparación"/>Saltar el Área de Preparación</text:h>
      <text:p text:style-name="P4"><text:span text:style-name="T4">A pesar de que puede resultar muy útil para ajustar los </text:span><text:span text:style-name="Emphasis"><text:span text:style-name="T5">commits</text:span></text:span><text:span text:style-name="T4"> tal como quieres, el área de preparación es a veces un paso más complejo a lo que necesitas para tu flujo de trabajo. Si quieres saltarte el área de preparación, Git te ofrece un atajo sencillo. Añadiendo la opción </text:span><text:span text:style-name="Source_20_Text"><text:span text:style-name="T2">-a</text:span></text:span><text:span text:style-name="T4"> al comando </text:span><text:span text:style-name="Source_20_Text"><text:span text:style-name="T2">git commit</text:span></text:span><text:span text:style-name="T4"> harás que Git prepare automáticamente todos los archivos rastreados antes de confirmarlos, ahorrándote el paso de </text:span><text:span text:style-name="Source_20_Text"><text:span text:style-name="T2">git add</text:span></text:span><text:span text:style-name="T4">:</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oft-page-break/><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no changes added to commit (use "git add" and/or "git commit -a")</text:span></text:span></text:p>
      <text:p text:style-name="P10"><text:span text:style-name="Source_20_Text"><text:span text:style-name="T1">$ git commit -a -m 'added new benchmarks'</text:span></text:span></text:p>
      <text:p text:style-name="P10"><text:span text:style-name="Source_20_Text"><text:span text:style-name="T1">[master 83e38c7] added new benchmarks</text:span></text:span></text:p>
      <text:p text:style-name="P10"><text:span text:style-name="Source_20_Text"><text:span text:style-name="T3"><text:s/></text:span></text:span><text:span text:style-name="Source_20_Text"><text:span text:style-name="T1">1 file changed, 5 insertions(+), 0 deletions(-)</text:span></text:span></text:p>
      <text:p text:style-name="P4"><text:span text:style-name="T4">Fíjate que en este caso no fue necesario ejecutar </text:span><text:span text:style-name="Source_20_Text"><text:span text:style-name="T2">git add</text:span></text:span><text:span text:style-name="T4"> sobre el archivo </text:span><text:span text:style-name="Source_20_Text"><text:span text:style-name="T2">CONTRIBUTING.md</text:span></text:span><text:span text:style-name="T4"> antes de confirmar.</text:span></text:p>
      <text:p text:style-name="P1"/>
      <text:p text:style-name="P1"/>
      <text:h text:style-name="P12" text:outline-level="3"><text:bookmark text:name="r_removing_files"/>Eliminar Archivos</text:h>
      <text:p text:style-name="P4"><text:span text:style-name="T4">Para eliminar archivos de Git, debes eliminarlos de tus archivos rastreados (o mejor dicho, eliminarlos del área de preparación) y luego confirmar. Para ello existe el comando </text:span><text:span text:style-name="Source_20_Text"><text:span text:style-name="T2">git rm</text:span></text:span><text:span text:style-name="T4">, que además elimina el archivo de tu directorio de trabajo de manera que no aparezca la próxima vez como un archivo no rastreado.</text:span></text:p>
      <text:p text:style-name="P4"><text:span text:style-name="T4">Si simplemente eliminas el archivo de tu directorio de trabajo, aparecerá en la sección “Changes not staged for commit” (esto es, </text:span><text:span text:style-name="Emphasis"><text:span text:style-name="T5">sin preparar</text:span></text:span><text:span text:style-name="T4">) en la salida de </text:span><text:span text:style-name="Source_20_Text"><text:span text:style-name="T2">git status</text:span></text:span><text:span text:style-name="T4">:</text:span></text:p>
      <text:p text:style-name="P7"><text:span text:style-name="Source_20_Text"><text:span text:style-name="T1">$ rm PROJECTS.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Your branch is up-to-date with 'origin/master'.</text:span></text:span></text:p>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rm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8"/></text:span></text:span><text:span text:style-name="Source_20_Text"><text:span text:style-name="T1">deleted: <text:s text:c="3"/>PROJECTS.md</text:span></text:span></text:p>
      <text:p text:style-name="P10"/>
      <text:p text:style-name="P10"><text:span text:style-name="Source_20_Text"><text:span text:style-name="T1">no changes added to commit (use "git add" and/or "git commit -a")</text:span></text:span></text:p>
      <text:p text:style-name="P4"><text:soft-page-break/><text:span text:style-name="T4">Ahora, si ejecutas </text:span><text:span text:style-name="Source_20_Text"><text:span text:style-name="T2">git rm</text:span></text:span><text:span text:style-name="T4">, entonces se prepara la eliminación del archivo:</text:span></text:p>
      <text:p text:style-name="P7"><text:span text:style-name="Source_20_Text"><text:span text:style-name="T1">$ git rm PROJECTS.md</text:span></text:span></text:p>
      <text:p text:style-name="P10"><text:span text:style-name="Source_20_Text"><text:span text:style-name="T1">rm 'PROJECTS.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deleted: <text:s text:c="3"/>PROJECTS.md</text:span></text:span></text:p>
      <text:p text:style-name="P4"><text:span text:style-name="T4">Con la próxima confirmación, el archivo habrá desaparecido y no volverá a ser rastreado. Si modificaste el archivo y ya lo habías añadido al índice, tendrás que forzar su eliminación con la opción </text:span><text:span text:style-name="Source_20_Text"><text:span text:style-name="T2">-f</text:span></text:span><text:span text:style-name="T4">. Esta propiedad existe por seguridad, para prevenir que elimines accidentalmente datos que aun no han sido guardados como una instantánea y que por lo tanto no podrás recuperar luego con Git.</text:span></text:p>
      <text:p text:style-name="P4"><text:span text:style-name="T4">Otra cosa que puedas querer hacer es mantener el archivo en tu directorio de trabajo pero eliminarlo del área de preparación. En otras palabras, quisieras mantener el archivo en tu disco duro pero sin que Git lo siga rastreando. Esto puede ser particularmente útil si olvidaste añadir algo en tu archivo </text:span><text:span text:style-name="Source_20_Text"><text:span text:style-name="T2">.gitignore</text:span></text:span><text:span text:style-name="T4"> y lo preparaste accidentalmente, algo como un gran archivo de trazas a un montón de archivos compilados </text:span><text:span text:style-name="Source_20_Text"><text:span text:style-name="T2">.a</text:span></text:span><text:span text:style-name="T4">. Para hacerlo, utiliza la opción </text:span><text:span text:style-name="Source_20_Text"><text:span text:style-name="T2">--cached</text:span></text:span><text:span text:style-name="T4">:</text:span></text:p>
      <text:p text:style-name="P7"><text:span text:style-name="Source_20_Text"><text:span text:style-name="T1">$ git rm --cached README</text:span></text:span></text:p>
      <text:p text:style-name="P4"><text:span text:style-name="T4">Al comando </text:span><text:span text:style-name="Source_20_Text"><text:span text:style-name="T2">git rm</text:span></text:span><text:span text:style-name="T4"> puedes pasarle archivos, directorios y patrones glob. Lo que significa que puedes hacer cosas como</text:span></text:p>
      <text:p text:style-name="P7"><text:span text:style-name="Source_20_Text"><text:span text:style-name="T1">$ git rm log/\*.log</text:span></text:span></text:p>
      <text:p text:style-name="P4"><text:span text:style-name="T4">Fíjate en la barra invertida (</text:span><text:span text:style-name="Source_20_Text"><text:span text:style-name="T2">\</text:span></text:span><text:span text:style-name="T4">) antes del asterisco </text:span><text:span text:style-name="Source_20_Text"><text:span text:style-name="T2">*</text:span></text:span><text:span text:style-name="T4">. Esto es necesario porque Git hace su propia expansión de nombres de archivo, aparte de la expansión hecha por tu terminal. Este comando elimina todos los archivo que tengan la extensión </text:span><text:span text:style-name="Source_20_Text"><text:span text:style-name="T2">.log</text:span></text:span><text:span text:style-name="T4"> dentro del directorio </text:span><text:span text:style-name="Source_20_Text"><text:span text:style-name="T2">log/</text:span></text:span><text:span text:style-name="T4">. O también puedes hacer algo como:</text:span></text:p>
      <text:p text:style-name="P7"><text:span text:style-name="Source_20_Text"><text:span text:style-name="T1">$ git rm \*~</text:span></text:span></text:p>
      <text:p text:style-name="P4"><text:span text:style-name="T4">Este comando elimina todos los archivos que acaben con </text:span><text:span text:style-name="Source_20_Text"><text:span text:style-name="T2">~</text:span></text:span><text:span text:style-name="T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58:14.476000000</dc:date>
    <meta:editing-duration>PT7M9S</meta:editing-duration>
    <meta:editing-cycles>14</meta:editing-cycles>
    <meta:generator>LibreOffice/6.0.2.1$Windows_x86 LibreOffice_project/f7f06a8f319e4b62f9bc5095aa112a65d2f3ac89</meta:generator>
    <meta:document-statistic meta:table-count="2" meta:image-count="0" meta:object-count="0" meta:page-count="16" meta:paragraph-count="269" meta:word-count="3998" meta:character-count="24971" meta:non-whitespace-character-count="20556"/>
  </office:meta>
</office:document-meta>
</file>